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Jueg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evento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idjugador</text:p>
          </table:table-cell>
          <table:table-cell table:number-columns-repeated="3"/>
          <table:table-cell office:value-type="string" calcext:value-type="string">
            <text:p>ideven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EA ALARCON SEGOVIA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50 metros varon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DREA ALARCON SEGOVIA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100 metros varon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DREA ALARCON SEGOVIA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00 metros varon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ARLET ARIAS INSUAS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50 metros varones</text:p>
          </table:table-cell>
          <table:table-cell office:value-type="string" calcext:value-type="string">
            <text:p>Maripos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ARLET ARIAS INSUAS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100 metros varones</text:p>
          </table:table-cell>
          <table:table-cell office:value-type="string" calcext:value-type="string">
            <text:p>Maripos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CARLET ARIAS INSUAS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50 metros varon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ARLET ARIAS INSUAST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100 metros varon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IA TENEMAZA MOREJ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200 metros varon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IA TENEMAZA MOREJ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50 metros varon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FIA TENEMAZA MOREJ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00 metros varon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IA TENEMAZA MOREJO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200 metros varon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FAELA ALARCON SEGOV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50 metros mujer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FAELA ALARCON SEGOV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100 metros mujer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FAELA ALARCON SEGOV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200 metros mujeres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AFAELA ALARCON SEGOV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50 metros mujeres</text:p>
          </table:table-cell>
          <table:table-cell office:value-type="string" calcext:value-type="string">
            <text:p>Maripo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RIS HARO TAMAY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00 metros mujeres</text:p>
          </table:table-cell>
          <table:table-cell office:value-type="string" calcext:value-type="string">
            <text:p>Maripo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RIS HARO TAMAY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50 metros mujer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IS HARO TAMAY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100 metros mujer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RIS HARO TAMAY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200 metros mujeres</text:p>
          </table:table-cell>
          <table:table-cell office:value-type="string" calcext:value-type="string">
            <text:p>Espald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BASTIAN BORJA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50 metros mujer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BASTIAN BORJA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100 metros mujer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BASTIAN BORJA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200 metros mujeres</text:p>
          </table:table-cell>
          <table:table-cell office:value-type="string" calcext:value-type="string">
            <text:p>Pech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BASTIAN BORJA CASTRO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AN CHACHA HURT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AN CHACHA HURT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AN CHACHA HURT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STIAN PORTILLA MORE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ISTIAN PORTILLA MORE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ISTIAN PORTILLA MORE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ISTIAN PORTILLA MOREN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</table:table>
      <table:table table:name="Eventos y Categoria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even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idestilo</text:p>
          </table:table-cell>
          <table:table-cell office:value-type="string" calcext:value-type="string">
            <text:p>idgenero</text:p>
          </table:table-cell>
          <table:table-cell office:value-type="string" calcext:value-type="string">
            <text:p>idestil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genero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0 metros varo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0 metros varo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0 metros varon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0 metros var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p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 metros varon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p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0 metros varo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 metros varo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0 metros varon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0 metros varo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0 metros varo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 metros varon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b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0 metros mujer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0 metros mujer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0 metros mujer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Lib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0 metros muje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p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0 metros mujer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ip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50 metros mujer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0 metros mujer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00 metros mujer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l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50 metros mujer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0 metros mujer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0 metros mujer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jer</text:p>
          </table:table-cell>
        </table:table-row>
      </table:table>
      <table:table table:name="Jugadores" table:style-name="ta1"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column table:style-name="co3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idjugador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edad</text:p>
          </table:table-cell>
          <table:table-cell table:style-name="Default" office:value-type="string" calcext:value-type="string">
            <text:p>fnacimiento</text:p>
          </table:table-cell>
          <table:table-cell office:value-type="string" calcext:value-type="string">
            <text:p>idequipo</text:p>
          </table:table-cell>
          <table:table-cell office:value-type="string" calcext:value-type="string">
            <text:p>cedula</text:p>
          </table:table-cell>
          <table:table-cell table:style-name="Default" office:value-type="string" calcext:value-type="string">
            <text:p>tiempo</text:p>
          </table:table-cell>
          <table:table-cell office:value-type="string" calcext:value-type="string">
            <text:p>unidad_educativ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A ALARCON SEGOVIA </text:p>
          </table:table-cell>
          <table:table-cell office:value-type="float" office:value="13" calcext:value-type="float">
            <text:p>13</text:p>
          </table:table-cell>
          <table:table-cell office:value-type="date" office:date-value="2010-01-08" calcext:value-type="date">
            <text:p>2010-01-08</text:p>
          </table:table-cell>
          <table:table-cell office:value-type="float" office:value="3" calcext:value-type="float">
            <text:p>3</text:p>
          </table:table-cell>
          <table:table-cell office:value-type="float" office:value="606127504" calcext:value-type="float">
            <text:p>606127504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SAN FELIPE NER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ARLET ARIAS INSUASTI</text:p>
          </table:table-cell>
          <table:table-cell office:value-type="float" office:value="11" calcext:value-type="float">
            <text:p>11</text:p>
          </table:table-cell>
          <table:table-cell office:value-type="date" office:date-value="2012-02-04" calcext:value-type="date">
            <text:p>2012-02-04</text:p>
          </table:table-cell>
          <table:table-cell office:value-type="float" office:value="3" calcext:value-type="float">
            <text:p>3</text:p>
          </table:table-cell>
          <table:table-cell office:value-type="float" office:value="650104870" calcext:value-type="float">
            <text:p>650104870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EL DESPERT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 TENEMAZA MOREJON</text:p>
          </table:table-cell>
          <table:table-cell office:value-type="float" office:value="12" calcext:value-type="float">
            <text:p>12</text:p>
          </table:table-cell>
          <table:table-cell office:value-type="date" office:date-value="2011-06-24" calcext:value-type="date">
            <text:p>2011-06-24</text:p>
          </table:table-cell>
          <table:table-cell office:value-type="float" office:value="3" calcext:value-type="float">
            <text:p>3</text:p>
          </table:table-cell>
          <table:table-cell office:value-type="float" office:value="650131832" calcext:value-type="float">
            <text:p>650131832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CHIRIBOG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FAELA ALARCON SEGOVIA</text:p>
          </table:table-cell>
          <table:table-cell office:value-type="float" office:value="12" calcext:value-type="float">
            <text:p>12</text:p>
          </table:table-cell>
          <table:table-cell office:value-type="date" office:date-value="2011-04-24" calcext:value-type="date">
            <text:p>2011-04-24</text:p>
          </table:table-cell>
          <table:table-cell office:value-type="float" office:value="3" calcext:value-type="float">
            <text:p>3</text:p>
          </table:table-cell>
          <table:table-cell office:value-type="float" office:value="650008006" calcext:value-type="float">
            <text:p>650008006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SAN FELIPE NER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RIS HARO TAMAYO</text:p>
          </table:table-cell>
          <table:table-cell office:value-type="float" office:value="14" calcext:value-type="float">
            <text:p>14</text:p>
          </table:table-cell>
          <table:table-cell office:value-type="date" office:date-value="2009-07-27" calcext:value-type="date">
            <text:p>2009-07-27</text:p>
          </table:table-cell>
          <table:table-cell office:value-type="float" office:value="3" calcext:value-type="float">
            <text:p>3</text:p>
          </table:table-cell>
          <table:table-cell office:value-type="float" office:value="605966753" calcext:value-type="float">
            <text:p>605966753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DE LAS AMERIC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BASTIAN BORJA CASTRO</text:p>
          </table:table-cell>
          <table:table-cell office:value-type="float" office:value="13" calcext:value-type="float">
            <text:p>13</text:p>
          </table:table-cell>
          <table:table-cell office:value-type="date" office:date-value="2010-01-16" calcext:value-type="date">
            <text:p>2010-01-16</text:p>
          </table:table-cell>
          <table:table-cell office:value-type="float" office:value="3" calcext:value-type="float">
            <text:p>3</text:p>
          </table:table-cell>
          <table:table-cell office:value-type="float" office:value="650417439" calcext:value-type="float">
            <text:p>650417439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SAN FELIPE NER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UAN CHACHA HURTADO</text:p>
          </table:table-cell>
          <table:table-cell office:value-type="float" office:value="14" calcext:value-type="float">
            <text:p>14</text:p>
          </table:table-cell>
          <table:table-cell office:value-type="date" office:date-value="2009-11-05" calcext:value-type="date">
            <text:p>2009-11-05</text:p>
          </table:table-cell>
          <table:table-cell office:value-type="float" office:value="3" calcext:value-type="float">
            <text:p>3</text:p>
          </table:table-cell>
          <table:table-cell office:value-type="float" office:value="606182616" calcext:value-type="float">
            <text:p>606182616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COMBATIENTES DE TAP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ISTIAN PORTILLA MORENO</text:p>
          </table:table-cell>
          <table:table-cell office:value-type="float" office:value="14" calcext:value-type="float">
            <text:p>14</text:p>
          </table:table-cell>
          <table:table-cell office:value-type="date" office:date-value="2009-11-11" calcext:value-type="date">
            <text:p>2009-11-11</text:p>
          </table:table-cell>
          <table:table-cell office:value-type="float" office:value="3" calcext:value-type="float">
            <text:p>3</text:p>
          </table:table-cell>
          <table:table-cell office:value-type="float" office:value="650023096" calcext:value-type="float">
            <text:p>650023096</text:p>
          </table:table-cell>
          <table:table-cell office:value-type="string" calcext:value-type="string">
            <text:p>00:00:00</text:p>
          </table:table-cell>
          <table:table-cell office:value-type="string" calcext:value-type="string">
            <text:p>SAN FELIPE NER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4T05:14:36.174838098</dc:date>
    <meta:editing-duration>PT28M9S</meta:editing-duration>
    <meta:editing-cycles>2</meta:editing-cycles>
    <meta:generator>LibreOffice/7.5.2.2$Linux_X86_64 LibreOffice_project/50$Build-2</meta:generator>
    <meta:document-statistic meta:table-count="3" meta:cell-count="449" meta:object-count="0"/>
  </office:meta>
</office:document-meta>
</file>